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305.15pt"/>
    </style:style>
    <style:style style:name="co5" style:family="table-column">
      <style:table-column-properties fo:break-before="auto" style:column-width="817.74pt"/>
    </style:style>
    <style:style style:name="co6" style:family="table-column">
      <style:table-column-properties fo:break-before="auto" style:column-width="163.11pt"/>
    </style:style>
    <style:style style:name="co7" style:family="table-column">
      <style:table-column-properties fo:break-before="auto" style:column-width="134.5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160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readBat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Number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 V Li-Ion 16340</text:p>
          </table:table-cell>
          <table:table-cell office:value-type="string" calcext:value-type="string">
            <text:p>KiCad:BHC-CR123A</text:p>
          </table:table-cell>
          <table:table-cell office:value-type="string" calcext:value-type="string">
            <text:p>http://shogyo.com/wp-content/themes/shogyo/pdf/bhc-cr123a(revised).pdf</text:p>
          </table:table-cell>
          <table:table-cell office:value-type="string" calcext:value-type="string">
            <text:p>Shogyo International Corp.</text:p>
          </table:table-cell>
          <table:table-cell office:value-type="string" calcext:value-type="string">
            <text:p>BHC-CR123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X106MQ8NNNC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276-6827-1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GB2A1X5R1C105K033BC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45-13181-1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05F474ZQ5NNNC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276-1752-1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Yellow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40YS7324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32-11993-1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120C,115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assets.nexperia.com/documents/data-sheet/BAT120_SERIES.pdf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BAT120C,11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727-5450-1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Green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40VS7324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32-11992-1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,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5Vin/GND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,J4,J5,J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3V3/GND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_Shielded</text:p>
          </table:table-cell>
          <table:table-cell office:value-type="string" calcext:value-type="string">
            <text:p>Connector_USB:USB_Micro-B_Molex-105017-000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olex, LLC</text:p>
          </table:table-cell>
          <table:table-cell office:value-type="string" calcext:value-type="string">
            <text:p>105017000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WM1399CT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RC1005F103CS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276-3431-1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,R5,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RC1005F102CS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276-3430-1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7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2RKF1271X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P1.27KLCT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5K6L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11-5.6KJRCT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Button_Switch_SMD:SW_SPDT_CK-JS102011SAQ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102011SAQN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01-1999-1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4054ES5-4.2</text:p>
          </table:table-cell>
          <table:table-cell office:value-type="string" calcext:value-type="string">
            <text:p>Package_TO_SOT_SMD:TSOT-23-5</text:p>
          </table:table-cell>
          <table:table-cell office:value-type="string" calcext:value-type="string">
            <text:p>http://cds.linear.com/docs/en/datasheet/405442xf.pdf</text:p>
          </table:table-cell>
          <table:table-cell office:value-type="string" calcext:value-type="string">
            <text:p>Linear Technology/Analog Devices</text:p>
          </table:table-cell>
          <table:table-cell office:value-type="string" calcext:value-type="string">
            <text:p>LTC4054ES5-4.2#TRMPBF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LTC4054ES5-4.2#TRMPBFCT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39200D</text:p>
          </table:table-cell>
          <table:table-cell office:value-type="string" calcext:value-type="string">
            <text:p>Package_DFN_QFN:DFN-8-1EP_4x4mm_P0.8mm_EP2.5x3.6mm</text:p>
          </table:table-cell>
          <table:table-cell office:value-type="string" calcext:value-type="string">
            <text:p>https://www.st.com/content/ccc/resource/technical/document/datasheet/4b/e6/2e/a4/16/04/46/9d/DM00102135.pdf/files/DM00102135.pdf/jcr:content/translations/en.DM00102135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D39200DPU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97-14961-1-ND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BreadBatt.A1:BreadBatt.I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UKai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7T02:25:20.769800757</dc:date>
    <dc:creator>Daniel Chokola</dc:creator>
    <meta:editing-duration>PT8M33S</meta:editing-duration>
    <meta:editing-cycles>1</meta:editing-cycles>
    <meta:document-statistic meta:table-count="1" meta:cell-count="152" meta:object-count="0"/>
    <meta:generator>LibreOffice/6.1.3.1$Linux_X86_64 LibreOffice_project/10$Build-1</meta:generator>
  </office:meta>
</office:document-meta>
</file>